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8in"/>
    </style:style>
    <style:style style:name="co3" style:family="table-column">
      <style:table-column-properties fo:break-before="auto" style:column-width="1.67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</office:automatic-styles>
  <office:body>
    <office:spreadsheet>
      <table:table table:name="Coun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targetVars</text:p>
          </table:table-cell>
          <table:table-cell office:value-type="string">
            <text:p>logTransform</text:p>
          </table:table-cell>
          <table:table-cell office:value-type="string">
            <text:p>cv score</text:p>
          </table:table-cell>
          <table:table-cell office:value-type="string">
            <text:p>leaderboard score</text:p>
          </table:table-cell>
          <table:table-cell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ount</text:p>
          </table:table-cell>
          <table:table-cell office:value-type="string">
            <text:p>Yes</text:p>
          </table:table-cell>
          <table:table-cell office:value-type="float" office:value="0.26698">
            <text:p>0.26698</text:p>
          </table:table-cell>
          <table:table-cell office:value-type="float" office:value="0.40443">
            <text:p>0.40443</text:p>
          </table:table-cell>
          <table:table-cell/>
        </table:table-row>
        <table:table-row table:style-name="ro1">
          <table:table-cell office:value-type="string">
            <text:p>extraTrees</text:p>
          </table:table-cell>
          <table:table-cell office:value-type="string">
            <text:p>count</text:p>
          </table:table-cell>
          <table:table-cell office:value-type="string">
            <text:p>Yes</text:p>
          </table:table-cell>
          <table:table-cell office:value-type="float" office:value="0.2913">
            <text:p>0.2913</text:p>
          </table:table-cell>
          <table:table-cell office:value-type="float" office:value="0.43092">
            <text:p>0.43092</text:p>
          </table:table-cell>
          <table:table-cell/>
        </table:table-row>
        <table:table-row table:style-name="ro2">
          <table:table-cell office:value-type="string">
            <text:p>ensemble1</text:p>
          </table:table-cell>
          <table:table-cell office:value-type="string">
            <text:p>count</text:p>
          </table:table-cell>
          <table:table-cell office:value-type="string">
            <text:p>Yes</text:p>
          </table:table-cell>
          <table:table-cell/>
          <table:table-cell office:value-type="float" office:value="0.41163">
            <text:p>0.41163</text:p>
          </table:table-cell>
          <table:table-cell office:value-type="string">
            <text:p>XgbDirect + extraTrees</text:p>
          </table:table-cell>
        </table:table-row>
        <table:table-row table:style-name="ro1">
          <table:table-cell office:value-type="string">
            <text:p>GAM</text:p>
          </table:table-cell>
          <table:table-cell office:value-type="string">
            <text:p>count</text:p>
          </table:table-cell>
          <table:table-cell office:value-type="string">
            <text:p>Yes</text:p>
          </table:table-cell>
          <table:table-cell office:value-type="float" office:value="0.6156828">
            <text:p>0.6156828</text:p>
          </table:table-cell>
          <table:table-cell table:number-columns-repeated="2"/>
        </table:table-row>
        <table:table-row table:style-name="ro2">
          <table:table-cell office:value-type="string">
            <text:p>Elasticnet</text:p>
          </table:table-cell>
          <table:table-cell office:value-type="string">
            <text:p>count</text:p>
          </table:table-cell>
          <table:table-cell office:value-type="string">
            <text:p>Yes</text:p>
          </table:table-cell>
          <table:table-cell office:value-type="float" office:value="0.8769607">
            <text:p>0.8769607</text:p>
          </table:table-cell>
          <table:table-cell table:number-columns-repeated="2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registered+casual</text:p>
          </table:table-cell>
          <table:table-cell office:value-type="string">
            <text:p>Yes</text:p>
          </table:table-cell>
          <table:table-cell/>
          <table:table-cell office:value-type="float" office:value="0.3983">
            <text:p>0.3983</text:p>
          </table:table-cell>
          <table:table-cell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registered+casual</text:p>
          </table:table-cell>
          <table:table-cell office:value-type="string">
            <text:p>Yes</text:p>
          </table:table-cell>
          <table:table-cell/>
          <table:table-cell office:value-type="float" office:value="0.39788">
            <text:p>0.39788</text:p>
          </table:table-cell>
          <table:table-cell office:value-type="string">
            <text:p>Used model 4 for casual</text:p>
          </table:table-cell>
        </table:table-row>
        <table:table-row table:style-name="ro2">
          <table:table-cell office:value-type="string">
            <text:p>xgbPrevPred</text:p>
          </table:table-cell>
          <table:table-cell office:value-type="string">
            <text:p>registered+casual</text:p>
          </table:table-cell>
          <table:table-cell office:value-type="string">
            <text:p>Yes</text:p>
          </table:table-cell>
          <table:table-cell/>
          <table:table-cell office:value-type="float" office:value="0.37785">
            <text:p>0.37785</text:p>
          </table:table-cell>
          <table:table-cell office:value-type="string">
            <text:p>no optimization</text:p>
          </table:table-cell>
        </table:table-row>
        <table:table-row table:style-name="ro2">
          <table:table-cell office:value-type="string">
            <text:p>ensemble2</text:p>
          </table:table-cell>
          <table:table-cell office:value-type="string">
            <text:p>registered+casual</text:p>
          </table:table-cell>
          <table:table-cell office:value-type="string">
            <text:p>Yes</text:p>
          </table:table-cell>
          <table:table-cell/>
          <table:table-cell office:value-type="float" office:value="0.36447">
            <text:p>0.36447</text:p>
          </table:table-cell>
          <table:table-cell office:value-type="string">
            <text:p>straight average of xgbSeparate (optimized) + xgbPrevPred (no optimization)</text:p>
          </table:table-cell>
        </table:table-row>
      </table:table>
      <table:table table:name="Casual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targetVars</text:p>
          </table:table-cell>
          <table:table-cell office:value-type="string">
            <text:p>logTransform</text:p>
          </table:table-cell>
          <table:table-cell office:value-type="string">
            <text:p>cv scor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6274">
            <text:p>0.46274</text:p>
          </table:table-cell>
          <table:table-cell table:number-columns-repeated="4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6272">
            <text:p>0.46272</text:p>
          </table:table-cell>
          <table:table-cell office:value-type="string">
            <text:p>earlyHour</text:p>
          </table:table-cell>
          <table:table-cell table:number-columns-repeated="3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/>
          <table:table-cell office:value-type="string">
            <text:p>Added earlyHour, removed dates <text:s/>from training data based on outlier analysis</text:p>
          </table:table-cell>
          <table:table-cell/>
          <table:table-cell table:style-name="ce1" office:value-type="date" office:date-value="2012-11-07">
            <text:p>11/07/2012 00:00:00</text:p>
          </table:table-cell>
          <table:table-cell table:style-name="ce1" office:value-type="date" office:date-value="2011-01-09T22:00:00">
            <text:p>01/09/2011 22:00:00</text:p>
          </table:table-cell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88961">
            <text:p>0.488961</text:p>
          </table:table-cell>
          <table:table-cell office:value-type="string">
            <text:p>Treated hour as a factor, instead of continuous</text:p>
          </table:table-cell>
          <table:table-cell table:number-columns-repeated="3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6114">
            <text:p>0.46114</text:p>
          </table:table-cell>
          <table:table-cell office:value-type="string">
            <text:p>treated month and year as factors</text:p>
          </table:table-cell>
          <table:table-cell table:number-columns-repeated="3"/>
        </table:table-row>
        <table:table-row table:style-name="ro2">
          <table:table-cell office:value-type="string">
            <text:p>xgbDirect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46719">
            <text:p>0.446719</text:p>
          </table:table-cell>
          <table:table-cell office:value-type="string">
            <text:p>Treated month and year as factors, optimized using hyperopt</text:p>
          </table:table-cell>
          <table:table-cell table:number-columns-repeated="3"/>
        </table:table-row>
        <table:table-row table:style-name="ro2">
          <table:table-cell office:value-type="string">
            <text:p>xgbPrevPred</text:p>
          </table:table-cell>
          <table:table-cell office:value-type="string">
            <text:p>casual</text:p>
          </table:table-cell>
          <table:table-cell office:value-type="string">
            <text:p>Yes</text:p>
          </table:table-cell>
          <table:table-cell office:value-type="float" office:value="0.44806">
            <text:p>0.44806</text:p>
          </table:table-cell>
          <table:table-cell office:value-type="string">
            <text:p>previous values as predictors</text:p>
          </table:table-cell>
          <table:table-cell table:number-columns-repeated="3"/>
        </table:table-row>
      </table:table>
      <table:table table:name="Registered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targetVars</text:p>
          </table:table-cell>
          <table:table-cell office:value-type="string">
            <text:p>logTransform</text:p>
          </table:table-cell>
          <table:table-cell office:value-type="string">
            <text:p>cv scor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xgbDirect</text:p>
          </table:table-cell>
          <table:table-cell office:value-type="string">
            <text:p>registered</text:p>
          </table:table-cell>
          <table:table-cell office:value-type="string">
            <text:p>Yes</text:p>
          </table:table-cell>
          <table:table-cell office:value-type="float" office:value="0.27609">
            <text:p>0.27609</text:p>
          </table:table-cell>
          <table:table-cell office:value-type="string">
            <text:p>treated month and year as factors</text:p>
          </table:table-cell>
        </table:table-row>
        <table:table-row table:style-name="ro2">
          <table:table-cell office:value-type="string">
            <text:p>xgbDirect</text:p>
          </table:table-cell>
          <table:table-cell office:value-type="string">
            <text:p>registered</text:p>
          </table:table-cell>
          <table:table-cell office:value-type="string">
            <text:p>Yes</text:p>
          </table:table-cell>
          <table:table-cell office:value-type="float" office:value="0.276602">
            <text:p>0.276602</text:p>
          </table:table-cell>
          <table:table-cell office:value-type="string">
            <text:p>treated month and year as continuous vars</text:p>
          </table:table-cell>
        </table:table-row>
        <table:table-row table:style-name="ro2">
          <table:table-cell office:value-type="string">
            <text:p>xgbDirect</text:p>
          </table:table-cell>
          <table:table-cell office:value-type="string">
            <text:p>registered</text:p>
          </table:table-cell>
          <table:table-cell office:value-type="string">
            <text:p>Yes</text:p>
          </table:table-cell>
          <table:table-cell office:value-type="float" office:value="0.261792">
            <text:p>0.261792</text:p>
          </table:table-cell>
          <table:table-cell office:value-type="string">
            <text:p>treated month and year as factors, hyperop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3/06/2016</text:date>, <text:time>21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nesh Krishnan</meta:initial-creator>
    <meta:creation-date>2016-01-19T22:18:02</meta:creation-date>
    <dc:date>2016-03-06T21:02:18</dc:date>
    <dc:creator>Ganesh Krishnan</dc:creator>
    <meta:editing-duration>P16DT21H40M19S</meta:editing-duration>
    <meta:editing-cycles>1</meta:editing-cycles>
    <meta:document-statistic meta:table-count="3" meta:cell-count="107" meta:object-count="0"/>
    <meta:generator>OpenOffice/4.0.1$Unix OpenOffice.org_project/401m5$Build-9714</meta:generator>
  </office:meta>
</office:document-meta>
</file>